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ET CONCEPTION</text:p>
      <text:p text:style-name="P2"/>
      <text:p text:style-name="P2"/>
      <text:p text:style-name="P2">Matériel nécesssaire pour le projet :</text:p>
      <text:p text:style-name="P2"/>
      <text:p text:style-name="P2">• le kit arduino disponible au CS2I.</text:p>
      <text:p text:style-name="P2"/>
      <text:p text:style-name="P2">• d'un capteur de mouvements </text:p>
      <text:p text:style-name="P2"><text:tab/>sur CDISCOUNT (6 à 8 euros selon le vendeur)</text:p>
      <text:p text:style-name="P2"><text:a xlink:type="simple" xlink:href="https://www.cdiscount.com/maison/r-capteur+de+mouvement+arduino.html#_his" text:style-name="Internet_20_link" text:visited-style-name="Visited_20_Internet_20_Link">https://www.cdiscount.com/maison/r-capteur+de+mouvement+arduino.html#_his</text:a>_</text:p>
      <text:p text:style-name="P2"><text:tab/>sur boutique semageek (8,90 euros)</text:p>
      <text:p text:style-name="P2"><text:a xlink:type="simple" xlink:href="https://boutique.semageek.com/fr/212-capteur-de-mouvement-pir.html" text:style-name="Internet_20_link" text:visited-style-name="Visited_20_Internet_20_Link">https://boutique.semageek.com/fr/212-capteur-de-mouvement-pir.html</text:a></text:p>
      <text:p text:style-name="P2"><text:tab/>un tutoriel explicatif :</text:p>
      <text:p text:style-name="P2"><text:a xlink:type="simple" xlink:href="http://www.v-labs.fr/article/tuto-capteur-de-mouvements-photos-sur-arduino-raspberry-b" text:style-name="Internet_20_link" text:visited-style-name="Visited_20_Internet_20_Link">http://www.v-labs.fr/article/tuto-capteur-de-mouvements-photos-sur-arduino-raspberry-b</text:a></text:p>
      <text:p text:style-name="P2"/>
      <text:p text:style-name="P2">• A COMPLETER</text:p>
      <text:p text:style-name="P2"/>
      <text:p text:style-name="P2"/>
      <text:p text:style-name="P2">• Raspberry Pi fournit par le CS2I</text:p>
      <text:p text:style-name="P2"/>
      <text:p text:style-name="P2">• une caméra webcam :</text:p>
      <text:p text:style-name="P2"><text:tab/>sur adafruit (39,95 dollars soirt environ 34 euros, SANS les frais de port (rajouter environ 20 euros))</text:p>
      <text:p text:style-name="P2"><text:a xlink:type="simple" xlink:href="https://www.adafruit.com/product/397" text:style-name="Internet_20_link" text:visited-style-name="Visited_20_Internet_20_Link">https://www.adafruit.com/product/397</text:a></text:p>
      <text:p text:style-name="P2"/>
      <text:p text:style-name="P2"><text:tab/>tutoriel pour en apprendre plus sur cette caméra :</text:p>
      <text:p text:style-name="P2"><text:a xlink:type="simple" xlink:href="https://learn.adafruit.com/ttl-serial-camera/using-the-camera" text:style-name="Internet_20_link" text:visited-style-name="Visited_20_Internet_20_Link">https://learn.adafruit.com/ttl-serial-camera/using-the-camera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5T13:59:26.29</meta:creation-date>
    <dc:date>2017-10-10T08:50:03.96</dc:date>
    <meta:editing-duration>PT41M38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1" meta:paragraph-count="17" meta:word-count="85" meta:character-count="774"/>
  </office:meta>
</office:document-meta>
</file>